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53.46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53.73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resulta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03" table:default-cell-style-name="ce4"/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.0612805" calcext:value-type="float">
            <text:p>0,06</text:p>
          </table:table-cell>
          <table:table-cell table:style-name="ce3" office:value-type="float" office:value="0.055184" calcext:value-type="float">
            <text:p>0,055184</text:p>
          </table:table-cell>
          <table:table-cell table:style-name="ce3" office:value-type="float" office:value="0.066808" calcext:value-type="float">
            <text:p>0,066808</text:p>
          </table:table-cell>
          <table:table-cell table:style-name="ce3" office:value-type="float" office:value="2502.82" calcext:value-type="float">
            <text:p>2502,82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26924" calcext:value-type="float">
            <text:p>0,126924</text:p>
          </table:table-cell>
          <table:table-cell table:style-name="ce3" office:value-type="float" office:value="0.00241" calcext:value-type="float">
            <text:p>0,00241</text:p>
          </table:table-cell>
          <table:table-cell table:style-name="ce3" office:value-type="float" office:value="0.426273" calcext:value-type="float">
            <text:p>0,426273</text:p>
          </table:table-cell>
          <table:table-cell table:style-name="ce3" office:value-type="float" office:value="2502.13" calcext:value-type="float">
            <text:p>2502,13</text:p>
          </table:table-cell>
          <table:table-cell table:style-name="ce3" office:value-type="float" office:value="2501.98" calcext:value-type="float">
            <text:p>2501,9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17177" calcext:value-type="float">
            <text:p>0,117177</text:p>
          </table:table-cell>
          <table:table-cell table:style-name="ce3" office:value-type="float" office:value="0.00195" calcext:value-type="float">
            <text:p>0,00195</text:p>
          </table:table-cell>
          <table:table-cell table:style-name="ce3" office:value-type="float" office:value="0.263808" calcext:value-type="float">
            <text:p>0,263808</text:p>
          </table:table-cell>
          <table:table-cell table:style-name="ce3" office:value-type="float" office:value="2483.14" calcext:value-type="float">
            <text:p>2483,14</text:p>
          </table:table-cell>
          <table:table-cell table:style-name="ce3" office:value-type="float" office:value="2483.01" calcext:value-type="float">
            <text:p>2483,0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]-[.R3])*100/[.R3]" office:value-type="float" office:value="0.792544922960457" calcext:value-type="float">
            <text:p>0,79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.133273" calcext:value-type="float">
            <text:p>0,13</text:p>
          </table:table-cell>
          <table:table-cell table:style-name="ce3" office:value-type="float" office:value="0.117564" calcext:value-type="float">
            <text:p>0,117564</text:p>
          </table:table-cell>
          <table:table-cell table:style-name="ce3" office:value-type="float" office:value="0.17908" calcext:value-type="float">
            <text:p>0,17908</text:p>
          </table:table-cell>
          <table:table-cell table:style-name="ce3" office:value-type="float" office:value="2788.51" calcext:value-type="float">
            <text:p>2788,51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980718" calcext:value-type="float">
            <text:p>0,980718</text:p>
          </table:table-cell>
          <table:table-cell table:style-name="ce3" office:value-type="float" office:value="0.030647" calcext:value-type="float">
            <text:p>0,030647</text:p>
          </table:table-cell>
          <table:table-cell table:style-name="ce3" office:value-type="float" office:value="5.95157" calcext:value-type="float">
            <text:p>5,95157</text:p>
          </table:table-cell>
          <table:table-cell table:style-name="ce3" office:value-type="float" office:value="2788.15" calcext:value-type="float">
            <text:p>2788,15</text:p>
          </table:table-cell>
          <table:table-cell table:style-name="ce3" office:value-type="float" office:value="2787.95" calcext:value-type="float">
            <text:p>2787,95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1.65397" calcext:value-type="float">
            <text:p>1,65397</text:p>
          </table:table-cell>
          <table:table-cell table:style-name="ce3" office:value-type="float" office:value="0.024133" calcext:value-type="float">
            <text:p>0,024133</text:p>
          </table:table-cell>
          <table:table-cell table:style-name="ce3" office:value-type="float" office:value="8.8948" calcext:value-type="float">
            <text:p>8,8948</text:p>
          </table:table-cell>
          <table:table-cell table:style-name="ce3" office:value-type="float" office:value="2766.15" calcext:value-type="float">
            <text:p>2766,15</text:p>
          </table:table-cell>
          <table:table-cell table:style-name="ce3" office:value-type="float" office:value="2765.94" calcext:value-type="float">
            <text:p>2765,94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4]-[.R4])*100/[.R4]" office:value-type="float" office:value="0.808343726840559" calcext:value-type="float">
            <text:p>0,81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2.41658" calcext:value-type="float">
            <text:p>2,42</text:p>
          </table:table-cell>
          <table:table-cell table:style-name="ce3" office:value-type="float" office:value="2.37359" calcext:value-type="float">
            <text:p>2,37359</text:p>
          </table:table-cell>
          <table:table-cell table:style-name="ce3" office:value-type="float" office:value="2.52426" calcext:value-type="float">
            <text:p>2,52426</text:p>
          </table:table-cell>
          <table:table-cell table:style-name="ce3" office:value-type="float" office:value="2159.9" calcext:value-type="float">
            <text:p>2159,9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254344" calcext:value-type="float">
            <text:p>0,254344</text:p>
          </table:table-cell>
          <table:table-cell table:style-name="ce3" office:value-type="float" office:value="0.002318" calcext:value-type="float">
            <text:p>0,002318</text:p>
          </table:table-cell>
          <table:table-cell table:style-name="ce3" office:value-type="float" office:value="1.50613" calcext:value-type="float">
            <text:p>1,50613</text:p>
          </table:table-cell>
          <table:table-cell table:style-name="ce3" office:value-type="float" office:value="2159.08" calcext:value-type="float">
            <text:p>2159,08</text:p>
          </table:table-cell>
          <table:table-cell table:style-name="ce3" office:value-type="float" office:value="2159.06" calcext:value-type="float">
            <text:p>2159,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205417" calcext:value-type="float">
            <text:p>0,205417</text:p>
          </table:table-cell>
          <table:table-cell table:style-name="ce3" office:value-type="float" office:value="0.001798" calcext:value-type="float">
            <text:p>0,001798</text:p>
          </table:table-cell>
          <table:table-cell table:style-name="ce3" office:value-type="float" office:value="1.36473" calcext:value-type="float">
            <text:p>1,36473</text:p>
          </table:table-cell>
          <table:table-cell table:style-name="ce3" office:value-type="float" office:value="2141.12" calcext:value-type="float">
            <text:p>2141,12</text:p>
          </table:table-cell>
          <table:table-cell table:style-name="ce3" office:value-type="float" office:value="2141.1" calcext:value-type="float">
            <text:p>2141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5]-[.R5])*100/[.R5]" office:value-type="float" office:value="0.877111044686902" calcext:value-type="float">
            <text:p>0,88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5.42621" calcext:value-type="float">
            <text:p>5,43</text:p>
          </table:table-cell>
          <table:table-cell table:style-name="ce3" office:value-type="float" office:value="5.34888" calcext:value-type="float">
            <text:p>5,34888</text:p>
          </table:table-cell>
          <table:table-cell table:style-name="ce3" office:value-type="float" office:value="5.53237" calcext:value-type="float">
            <text:p>5,53237</text:p>
          </table:table-cell>
          <table:table-cell table:style-name="ce3" office:value-type="float" office:value="2446.39" calcext:value-type="float">
            <text:p>2446,39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656312" calcext:value-type="float">
            <text:p>0,656312</text:p>
          </table:table-cell>
          <table:table-cell table:style-name="ce3" office:value-type="float" office:value="0.002135" calcext:value-type="float">
            <text:p>0,002135</text:p>
          </table:table-cell>
          <table:table-cell table:style-name="ce3" office:value-type="float" office:value="3.29003" calcext:value-type="float">
            <text:p>3,29003</text:p>
          </table:table-cell>
          <table:table-cell table:style-name="ce3" office:value-type="float" office:value="2445.73" calcext:value-type="float">
            <text:p>2445,73</text:p>
          </table:table-cell>
          <table:table-cell table:style-name="ce3" office:value-type="float" office:value="2445.68" calcext:value-type="float">
            <text:p>2445,6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5.79324" calcext:value-type="float">
            <text:p>5,79324</text:p>
          </table:table-cell>
          <table:table-cell table:style-name="ce3" office:value-type="float" office:value="0.002048" calcext:value-type="float">
            <text:p>0,002048</text:p>
          </table:table-cell>
          <table:table-cell table:style-name="ce3" office:value-type="float" office:value="56.3869" calcext:value-type="float">
            <text:p>56,3869</text:p>
          </table:table-cell>
          <table:table-cell table:style-name="ce3" office:value-type="float" office:value="2426.26" calcext:value-type="float">
            <text:p>2426,26</text:p>
          </table:table-cell>
          <table:table-cell table:style-name="ce3" office:value-type="float" office:value="2426.19" calcext:value-type="float">
            <text:p>2426,19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6]-[.R6])*100/[.R6]" office:value-type="float" office:value="0.829672005473431" calcext:value-type="float">
            <text:p>0,83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1.59788" calcext:value-type="float">
            <text:p>1,60</text:p>
          </table:table-cell>
          <table:table-cell table:style-name="ce3" office:value-type="float" office:value="1.48259" calcext:value-type="float">
            <text:p>1,48259</text:p>
          </table:table-cell>
          <table:table-cell table:style-name="ce3" office:value-type="float" office:value="1.67291" calcext:value-type="float">
            <text:p>1,67291</text:p>
          </table:table-cell>
          <table:table-cell table:style-name="ce3" office:value-type="float" office:value="9732.37" calcext:value-type="float">
            <text:p>9732,3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38" calcext:value-type="float">
            <text:p>271,738</text:p>
          </table:table-cell>
          <table:table-cell table:style-name="ce3" office:value-type="float" office:value="3.5681" calcext:value-type="float">
            <text:p>3,5681</text:p>
          </table:table-cell>
          <table:table-cell table:style-name="ce3" office:value-type="float" office:value="301.993" calcext:value-type="float">
            <text:p>301,993</text:p>
          </table:table-cell>
          <table:table-cell table:style-name="ce3" office:value-type="float" office:value="9730.84" calcext:value-type="float">
            <text:p>9730,84</text:p>
          </table:table-cell>
          <table:table-cell table:style-name="ce3" office:value-type="float" office:value="9500.57" calcext:value-type="float">
            <text:p>9500,57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72.786" calcext:value-type="float">
            <text:p>272,786</text:p>
          </table:table-cell>
          <table:table-cell table:style-name="ce3" office:value-type="float" office:value="12.8653" calcext:value-type="float">
            <text:p>12,8653</text:p>
          </table:table-cell>
          <table:table-cell table:style-name="ce3" office:value-type="float" office:value="302.243" calcext:value-type="float">
            <text:p>302,243</text:p>
          </table:table-cell>
          <table:table-cell table:style-name="ce3" office:value-type="float" office:value="9659.8" calcext:value-type="float">
            <text:p>9659,8</text:p>
          </table:table-cell>
          <table:table-cell table:style-name="ce3" office:value-type="float" office:value="9396.16" calcext:value-type="float">
            <text:p>9396,16</text:p>
          </table:table-cell>
          <table:table-cell table:style-name="ce10" office:value-type="string" calcext:value-type="string">
            <text:p>1/10</text:p>
          </table:table-cell>
          <table:table-cell table:style-name="ce8" table:formula="of:=([.G7]-[.R7])*100/[.R7]" office:value-type="float" office:value="0.751257790016372" calcext:value-type="float">
            <text:p>0,7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3.26264" calcext:value-type="float">
            <text:p>3,26</text:p>
          </table:table-cell>
          <table:table-cell table:style-name="ce3" office:value-type="float" office:value="3.14548" calcext:value-type="float">
            <text:p>3,14548</text:p>
          </table:table-cell>
          <table:table-cell table:style-name="ce3" office:value-type="float" office:value="3.43572" calcext:value-type="float">
            <text:p>3,43572</text:p>
          </table:table-cell>
          <table:table-cell table:style-name="ce3" office:value-type="float" office:value="11479.7" calcext:value-type="float">
            <text:p>11479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19" calcext:value-type="float">
            <text:p>271,719</text:p>
          </table:table-cell>
          <table:table-cell table:style-name="ce3" office:value-type="float" office:value="8.45769" calcext:value-type="float">
            <text:p>8,45769</text:p>
          </table:table-cell>
          <table:table-cell table:style-name="ce3" office:value-type="float" office:value="301.596" calcext:value-type="float">
            <text:p>301,596</text:p>
          </table:table-cell>
          <table:table-cell table:style-name="ce3" office:value-type="float" office:value="11481.3" calcext:value-type="float">
            <text:p>11481,3</text:p>
          </table:table-cell>
          <table:table-cell table:style-name="ce3" office:value-type="float" office:value="11319" calcext:value-type="float">
            <text:p>11319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41.505" calcext:value-type="float">
            <text:p>241,505</text:p>
          </table:table-cell>
          <table:table-cell table:style-name="ce3" office:value-type="float" office:value="0.249302" calcext:value-type="float">
            <text:p>0,249302</text:p>
          </table:table-cell>
          <table:table-cell table:style-name="ce3" office:value-type="float" office:value="301.785" calcext:value-type="float">
            <text:p>301,785</text:p>
          </table:table-cell>
          <table:table-cell table:style-name="ce3" office:value-type="float" office:value="11365.4" calcext:value-type="float">
            <text:p>11365,4</text:p>
          </table:table-cell>
          <table:table-cell table:style-name="ce3" office:value-type="float" office:value="11195.1" calcext:value-type="float">
            <text:p>11195,1</text:p>
          </table:table-cell>
          <table:table-cell table:style-name="ce10" office:value-type="string" calcext:value-type="string">
            <text:p>2/10</text:p>
          </table:table-cell>
          <table:table-cell table:style-name="ce8" table:formula="of:=([.G8]-[.R8])*100/[.R8]" office:value-type="float" office:value="1.00568391785596" calcext:value-type="float">
            <text:p>1,01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89.2593" calcext:value-type="float">
            <text:p>89,26</text:p>
          </table:table-cell>
          <table:table-cell table:style-name="ce3" office:value-type="float" office:value="83.4688" calcext:value-type="float">
            <text:p>83,4688</text:p>
          </table:table-cell>
          <table:table-cell table:style-name="ce3" office:value-type="float" office:value="103.873" calcext:value-type="float">
            <text:p>103,873</text:p>
          </table:table-cell>
          <table:table-cell table:style-name="ce3" office:value-type="float" office:value="7729.71" calcext:value-type="float">
            <text:p>7729,71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57.7258" calcext:value-type="float">
            <text:p>57,7258</text:p>
          </table:table-cell>
          <table:table-cell table:style-name="ce3" office:value-type="float" office:value="0.059977" calcext:value-type="float">
            <text:p>0,059977</text:p>
          </table:table-cell>
          <table:table-cell table:style-name="ce3" office:value-type="float" office:value="300.001" calcext:value-type="float">
            <text:p>300,001</text:p>
          </table:table-cell>
          <table:table-cell table:style-name="ce3" office:value-type="float" office:value="7728.18" calcext:value-type="float">
            <text:p>7728,18</text:p>
          </table:table-cell>
          <table:table-cell table:style-name="ce3" office:value-type="float" office:value="7726.93" calcext:value-type="float">
            <text:p>7726,93</text:p>
          </table:table-cell>
          <table:table-cell table:style-name="ce10" office:value-type="string" calcext:value-type="string">
            <text:p>9/10 </text:p>
          </table:table-cell>
          <table:table-cell table:style-name="ce3" office:value-type="float" office:value="81.1755" calcext:value-type="float">
            <text:p>81,1755</text:p>
          </table:table-cell>
          <table:table-cell table:style-name="ce3" office:value-type="float" office:value="0.065126" calcext:value-type="float">
            <text:p>0,065126</text:p>
          </table:table-cell>
          <table:table-cell table:style-name="ce3" office:value-type="float" office:value="300.597" calcext:value-type="float">
            <text:p>300,597</text:p>
          </table:table-cell>
          <table:table-cell table:style-name="ce3" office:value-type="float" office:value="7651.76" calcext:value-type="float">
            <text:p>7651,76</text:p>
          </table:table-cell>
          <table:table-cell table:style-name="ce3" office:value-type="float" office:value="7649.19" calcext:value-type="float">
            <text:p>7649,19</text:p>
          </table:table-cell>
          <table:table-cell table:style-name="ce10" office:value-type="string" calcext:value-type="string">
            <text:p>8/10</text:p>
          </table:table-cell>
          <table:table-cell table:style-name="ce8" table:formula="of:=([.G9]-[.R9])*100/[.R9]" office:value-type="float" office:value="1.01871987621148" calcext:value-type="float">
            <text:p>1,02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180.384" calcext:value-type="float">
            <text:p>180,38</text:p>
          </table:table-cell>
          <table:table-cell table:style-name="ce3" office:value-type="float" office:value="170.189" calcext:value-type="float">
            <text:p>170,189</text:p>
          </table:table-cell>
          <table:table-cell table:style-name="ce3" office:value-type="float" office:value="187.345" calcext:value-type="float">
            <text:p>187,345</text:p>
          </table:table-cell>
          <table:table-cell table:style-name="ce3" office:value-type="float" office:value="10198.8" calcext:value-type="float">
            <text:p>10198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11.089" calcext:value-type="float">
            <text:p>211,089</text:p>
          </table:table-cell>
          <table:table-cell table:style-name="ce3" office:value-type="float" office:value="0.72914" calcext:value-type="float">
            <text:p>0,72914</text:p>
          </table:table-cell>
          <table:table-cell table:style-name="ce3" office:value-type="float" office:value="301.303" calcext:value-type="float">
            <text:p>301,303</text:p>
          </table:table-cell>
          <table:table-cell table:style-name="ce3" office:value-type="float" office:value="10198" calcext:value-type="float">
            <text:p>10198</text:p>
          </table:table-cell>
          <table:table-cell table:style-name="ce3" office:value-type="float" office:value="10183.1" calcext:value-type="float">
            <text:p>10183,1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152.309" calcext:value-type="float">
            <text:p>152,309</text:p>
          </table:table-cell>
          <table:table-cell table:style-name="ce3" office:value-type="float" office:value="0.031002" calcext:value-type="float">
            <text:p>0,031002</text:p>
          </table:table-cell>
          <table:table-cell table:style-name="ce3" office:value-type="float" office:value="301.106" calcext:value-type="float">
            <text:p>301,106</text:p>
          </table:table-cell>
          <table:table-cell table:style-name="ce3" office:value-type="float" office:value="10086.2" calcext:value-type="float">
            <text:p>10086,2</text:p>
          </table:table-cell>
          <table:table-cell table:style-name="ce3" office:value-type="float" office:value="10076" calcext:value-type="float">
            <text:p>10076</text:p>
          </table:table-cell>
          <table:table-cell table:style-name="ce10" office:value-type="string" calcext:value-type="string">
            <text:p>5/10</text:p>
          </table:table-cell>
          <table:table-cell table:style-name="ce8" table:formula="of:=([.G10]-[.R10])*100/[.R10]" office:value-type="float" office:value="1.11637683171064" calcext:value-type="float">
            <text:p>1,12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8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44.8214" calcext:value-type="float">
            <text:p>44,8214</text:p>
          </table:table-cell>
          <table:table-cell table:style-name="ce3" office:value-type="float" office:value="0.005078" calcext:value-type="float">
            <text:p>0,005078</text:p>
          </table:table-cell>
          <table:table-cell table:style-name="ce3" office:value-type="float" office:value="300.002" calcext:value-type="float">
            <text:p>300,002</text:p>
          </table:table-cell>
          <table:table-cell table:style-name="ce3" office:value-type="float" office:value="7447.12" calcext:value-type="float">
            <text:p>7447,12</text:p>
          </table:table-cell>
          <table:table-cell table:style-name="ce3" office:value-type="float" office:value="7446.29" calcext:value-type="float">
            <text:p>7446,29</text:p>
          </table:table-cell>
          <table:table-cell table:style-name="ce10" office:value-type="string" calcext:value-type="string">
            <text:p>9/10 </text:p>
          </table:table-cell>
          <table:table-cell table:style-name="ce3" office:value-type="float" office:value="60.0568" calcext:value-type="float">
            <text:p>60,0568</text:p>
          </table:table-cell>
          <table:table-cell table:style-name="ce3" office:value-type="float" office:value="0.005242" calcext:value-type="float">
            <text:p>0,005242</text:p>
          </table:table-cell>
          <table:table-cell table:style-name="ce3" office:value-type="float" office:value="300.297" calcext:value-type="float">
            <text:p>300,297</text:p>
          </table:table-cell>
          <table:table-cell table:style-name="ce3" office:value-type="float" office:value="7373.26" calcext:value-type="float">
            <text:p>7373,26</text:p>
          </table:table-cell>
          <table:table-cell table:style-name="ce3" office:value-type="float" office:value="7371.15" calcext:value-type="float">
            <text:p>7371,15</text:p>
          </table:table-cell>
          <table:table-cell table:style-name="ce10" office:value-type="string" calcext:value-type="string">
            <text:p>8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8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180.335" calcext:value-type="float">
            <text:p>180,335</text:p>
          </table:table-cell>
          <table:table-cell table:style-name="ce3" office:value-type="float" office:value="0.007798" calcext:value-type="float">
            <text:p>0,007798</text:p>
          </table:table-cell>
          <table:table-cell table:style-name="ce3" office:value-type="float" office:value="301.056" calcext:value-type="float">
            <text:p>301,056</text:p>
          </table:table-cell>
          <table:table-cell table:style-name="ce3" office:value-type="float" office:value="10005.9" calcext:value-type="float">
            <text:p>10005,9</text:p>
          </table:table-cell>
          <table:table-cell table:style-name="ce3" office:value-type="float" office:value="10001.9" calcext:value-type="float">
            <text:p>10001,9</text:p>
          </table:table-cell>
          <table:table-cell table:style-name="ce10" office:value-type="string" calcext:value-type="string">
            <text:p>4/10 </text:p>
          </table:table-cell>
          <table:table-cell table:style-name="ce3" office:value-type="float" office:value="120.345" calcext:value-type="float">
            <text:p>120,345</text:p>
          </table:table-cell>
          <table:table-cell table:style-name="ce3" office:value-type="float" office:value="0.008903" calcext:value-type="float">
            <text:p>0,008903</text:p>
          </table:table-cell>
          <table:table-cell table:style-name="ce3" office:value-type="float" office:value="301.311" calcext:value-type="float">
            <text:p>301,311</text:p>
          </table:table-cell>
          <table:table-cell table:style-name="ce3" office:value-type="float" office:value="9899.4" calcext:value-type="float">
            <text:p>9899,4</text:p>
          </table:table-cell>
          <table:table-cell table:style-name="ce3" office:value-type="float" office:value="9891.29" calcext:value-type="float">
            <text:p>9891,29</text:p>
          </table:table-cell>
          <table:table-cell table:style-name="ce10" office:value-type="string" calcext:value-type="string">
            <text:p>6/10</text:p>
          </table:table-cell>
          <table:table-cell table:style-name="ce8" office:value-type="string" calcext:value-type="string">
            <text:p>--</text:p>
          </table:table-cell>
          <table:table-cell table:style-name="ce3"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45.0194" calcext:value-type="float">
            <text:p>45,02</text:p>
          </table:table-cell>
          <table:table-cell table:style-name="ce3" office:value-type="float" office:value="40.0149" calcext:value-type="float">
            <text:p>40,0149</text:p>
          </table:table-cell>
          <table:table-cell table:style-name="ce3" office:value-type="float" office:value="75.6903" calcext:value-type="float">
            <text:p>75,6903</text:p>
          </table:table-cell>
          <table:table-cell table:style-name="ce3" office:value-type="float" office:value="61676.7" calcext:value-type="float">
            <text:p>61676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0.59" calcext:value-type="float">
            <text:p>300,59</text:p>
          </table:table-cell>
          <table:table-cell table:style-name="ce3" office:value-type="float" office:value="300.368" calcext:value-type="float">
            <text:p>300,368</text:p>
          </table:table-cell>
          <table:table-cell table:style-name="ce3" office:value-type="float" office:value="300.837" calcext:value-type="float">
            <text:p>300,837</text:p>
          </table:table-cell>
          <table:table-cell table:style-name="ce3" office:value-type="float" office:value="61725.9" calcext:value-type="float">
            <text:p>61725,9</text:p>
          </table:table-cell>
          <table:table-cell table:style-name="ce3" office:value-type="float" office:value="61115.7" calcext:value-type="float">
            <text:p>61115,7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664" calcext:value-type="float">
            <text:p>300,664</text:p>
          </table:table-cell>
          <table:table-cell table:style-name="ce3" office:value-type="float" office:value="300.58" calcext:value-type="float">
            <text:p>300,58</text:p>
          </table:table-cell>
          <table:table-cell table:style-name="ce3" office:value-type="float" office:value="300.723" calcext:value-type="float">
            <text:p>300,723</text:p>
          </table:table-cell>
          <table:table-cell table:style-name="ce3" office:value-type="float" office:value="61507" calcext:value-type="float">
            <text:p>61507</text:p>
          </table:table-cell>
          <table:table-cell table:style-name="ce3" office:value-type="float" office:value="60551.1" calcext:value-type="float">
            <text:p>60551,1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13]-[.R13])*100/[.R13]" office:value-type="float" office:value="0.275903555692843" calcext:value-type="float">
            <text:p>0,28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83.6231" calcext:value-type="float">
            <text:p>83,62</text:p>
          </table:table-cell>
          <table:table-cell table:style-name="ce3" office:value-type="float" office:value="81.2586" calcext:value-type="float">
            <text:p>81,2586</text:p>
          </table:table-cell>
          <table:table-cell table:style-name="ce3" office:value-type="float" office:value="86.2498" calcext:value-type="float">
            <text:p>86,2498</text:p>
          </table:table-cell>
          <table:table-cell table:style-name="ce3" office:value-type="float" office:value="56813.7" calcext:value-type="float">
            <text:p>56813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0.469" calcext:value-type="float">
            <text:p>300,469</text:p>
          </table:table-cell>
          <table:table-cell table:style-name="ce3" office:value-type="float" office:value="300.285" calcext:value-type="float">
            <text:p>300,285</text:p>
          </table:table-cell>
          <table:table-cell table:style-name="ce3" office:value-type="float" office:value="300.814" calcext:value-type="float">
            <text:p>300,814</text:p>
          </table:table-cell>
          <table:table-cell table:style-name="ce3" office:value-type="float" office:value="56981.7" calcext:value-type="float">
            <text:p>56981,7</text:p>
          </table:table-cell>
          <table:table-cell table:style-name="ce3" office:value-type="float" office:value="56170.9" calcext:value-type="float">
            <text:p>56170,9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487" calcext:value-type="float">
            <text:p>300,487</text:p>
          </table:table-cell>
          <table:table-cell table:style-name="ce3" office:value-type="float" office:value="300.435" calcext:value-type="float">
            <text:p>300,435</text:p>
          </table:table-cell>
          <table:table-cell table:style-name="ce3" office:value-type="float" office:value="300.542" calcext:value-type="float">
            <text:p>300,542</text:p>
          </table:table-cell>
          <table:table-cell table:style-name="ce3" office:value-type="float" office:value="56611.9" calcext:value-type="float">
            <text:p>56611,9</text:p>
          </table:table-cell>
          <table:table-cell table:style-name="ce3" office:value-type="float" office:value="55603.9" calcext:value-type="float">
            <text:p>55603,9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14]-[.R14])*100/[.R14]" office:value-type="float" office:value="0.356462157249616" calcext:value-type="float">
            <text:p>0,36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210.553" calcext:value-type="float">
            <text:p>210,553</text:p>
          </table:table-cell>
          <table:table-cell table:style-name="ce3" office:value-type="float" office:value="0.338708" calcext:value-type="float">
            <text:p>0,338708</text:p>
          </table:table-cell>
          <table:table-cell table:style-name="ce3" office:value-type="float" office:value="300.958" calcext:value-type="float">
            <text:p>300,958</text:p>
          </table:table-cell>
          <table:table-cell table:style-name="ce3" office:value-type="float" office:value="58604" calcext:value-type="float">
            <text:p>58604</text:p>
          </table:table-cell>
          <table:table-cell table:style-name="ce3" office:value-type="float" office:value="58539.6" calcext:value-type="float">
            <text:p>58539,6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210.386" calcext:value-type="float">
            <text:p>210,386</text:p>
          </table:table-cell>
          <table:table-cell table:style-name="ce3" office:value-type="float" office:value="0.148187" calcext:value-type="float">
            <text:p>0,148187</text:p>
          </table:table-cell>
          <table:table-cell table:style-name="ce3" office:value-type="float" office:value="301.093" calcext:value-type="float">
            <text:p>301,093</text:p>
          </table:table-cell>
          <table:table-cell table:style-name="ce3" office:value-type="float" office:value="58067.7" calcext:value-type="float">
            <text:p>58067,7</text:p>
          </table:table-cell>
          <table:table-cell table:style-name="ce3" office:value-type="float" office:value="57986" calcext:value-type="float">
            <text:p>57986</text:p>
          </table:table-cell>
          <table:table-cell table:style-name="ce10" office:value-type="string" calcext:value-type="string">
            <text:p>3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240.869" calcext:value-type="float">
            <text:p>240,869</text:p>
          </table:table-cell>
          <table:table-cell table:style-name="ce3" office:value-type="float" office:value="0.682668" calcext:value-type="float">
            <text:p>0,682668</text:p>
          </table:table-cell>
          <table:table-cell table:style-name="ce3" office:value-type="float" office:value="300.454" calcext:value-type="float">
            <text:p>300,454</text:p>
          </table:table-cell>
          <table:table-cell table:style-name="ce3" office:value-type="float" office:value="52721.3" calcext:value-type="float">
            <text:p>52721,3</text:p>
          </table:table-cell>
          <table:table-cell table:style-name="ce3" office:value-type="float" office:value="52640.5" calcext:value-type="float">
            <text:p>52640,5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70.35" calcext:value-type="float">
            <text:p>270,35</text:p>
          </table:table-cell>
          <table:table-cell table:style-name="ce3" office:value-type="float" office:value="0.845224" calcext:value-type="float">
            <text:p>0,845224</text:p>
          </table:table-cell>
          <table:table-cell table:style-name="ce3" office:value-type="float" office:value="300.424" calcext:value-type="float">
            <text:p>300,424</text:p>
          </table:table-cell>
          <table:table-cell table:style-name="ce3" office:value-type="float" office:value="52193.8" calcext:value-type="float">
            <text:p>52193,8</text:p>
          </table:table-cell>
          <table:table-cell table:style-name="ce3" office:value-type="float" office:value="52087.5" calcext:value-type="float">
            <text:p>52087,5</text:p>
          </table:table-cell>
          <table:table-cell table:style-name="ce10" office:value-type="string" calcext:value-type="string">
            <text:p>1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00/140</text:p>
          </table:table-cell>
          <table:table-cell table:number-columns-repeated="5"/>
          <table:table-cell table:style-name="ce3" office:value-type="string" calcext:value-type="string">
            <text:p>Total : 72/140</text:p>
          </table:table-cell>
          <table:table-cell table:number-columns-repeated="5"/>
          <table:table-cell table:style-name="ce3" office:value-type="string" calcext:value-type="string">
            <text:p>Total : 74/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emande max : 1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201677" calcext:value-type="float">
            <text:p>0,0201677</text:p>
          </table:table-cell>
          <table:table-cell table:style-name="ce3" office:value-type="float" office:value="0.01731" calcext:value-type="float">
            <text:p>0,01731</text:p>
          </table:table-cell>
          <table:table-cell table:style-name="ce3" office:value-type="float" office:value="0.024989" calcext:value-type="float">
            <text:p>0,024989</text:p>
          </table:table-cell>
          <table:table-cell table:style-name="ce3" office:value-type="float" office:value="46346.4" calcext:value-type="float">
            <text:p>46346,4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037008" calcext:value-type="float">
            <text:p>0,0037008</text:p>
          </table:table-cell>
          <table:table-cell table:style-name="ce3" office:value-type="float" office:value="0.002657" calcext:value-type="float">
            <text:p>0,002657</text:p>
          </table:table-cell>
          <table:table-cell table:style-name="ce3" office:value-type="float" office:value="0.005564" calcext:value-type="float">
            <text:p>0,005564</text:p>
          </table:table-cell>
          <table:table-cell table:number-columns-repeated="2" table:style-name="ce3" office:value-type="float" office:value="46346.4" calcext:value-type="float">
            <text:p>46346,4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029852" calcext:value-type="float">
            <text:p>0,0029852</text:p>
          </table:table-cell>
          <table:table-cell table:style-name="ce3" office:value-type="float" office:value="0.001593" calcext:value-type="float">
            <text:p>0,001593</text:p>
          </table:table-cell>
          <table:table-cell table:style-name="ce3" office:value-type="float" office:value="0.004495" calcext:value-type="float">
            <text:p>0,004495</text:p>
          </table:table-cell>
          <table:table-cell table:number-columns-repeated="2" table:style-name="ce3" office:value-type="float" office:value="46322.6" calcext:value-type="float">
            <text:p>46322,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6]-[.R26])*100/[.R26]" office:value-type="float" office:value="0.051378808616103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238792" calcext:value-type="float">
            <text:p>0,0238792</text:p>
          </table:table-cell>
          <table:table-cell table:style-name="ce3" office:value-type="float" office:value="0.022091" calcext:value-type="float">
            <text:p>0,022091</text:p>
          </table:table-cell>
          <table:table-cell table:style-name="ce3" office:value-type="float" office:value="0.025552" calcext:value-type="float">
            <text:p>0,025552</text:p>
          </table:table-cell>
          <table:table-cell table:style-name="ce3" office:value-type="float" office:value="51630.8" calcext:value-type="float">
            <text:p>51630,8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036733" calcext:value-type="float">
            <text:p>0,0036733</text:p>
          </table:table-cell>
          <table:table-cell table:style-name="ce3" office:value-type="float" office:value="0.002458" calcext:value-type="float">
            <text:p>0,002458</text:p>
          </table:table-cell>
          <table:table-cell table:style-name="ce3" office:value-type="float" office:value="0.004409" calcext:value-type="float">
            <text:p>0,004409</text:p>
          </table:table-cell>
          <table:table-cell table:number-columns-repeated="2" table:style-name="ce3" office:value-type="float" office:value="51630.6" calcext:value-type="float">
            <text:p>51630,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034294" calcext:value-type="float">
            <text:p>0,0034294</text:p>
          </table:table-cell>
          <table:table-cell table:style-name="ce3" office:value-type="float" office:value="0.002129" calcext:value-type="float">
            <text:p>0,002129</text:p>
          </table:table-cell>
          <table:table-cell table:style-name="ce3" office:value-type="float" office:value="0.004514" calcext:value-type="float">
            <text:p>0,004514</text:p>
          </table:table-cell>
          <table:table-cell table:number-columns-repeated="2" table:style-name="ce3" office:value-type="float" office:value="51604.3" calcext:value-type="float">
            <text:p>51604,3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7]-[.R27])*100/[.R27]" office:value-type="float" office:value="0.0513523097881378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.32186" calcext:value-type="float">
            <text:p>1,32186</text:p>
          </table:table-cell>
          <table:table-cell table:style-name="ce3" office:value-type="float" office:value="1.18395" calcext:value-type="float">
            <text:p>1,18395</text:p>
          </table:table-cell>
          <table:table-cell table:style-name="ce3" office:value-type="float" office:value="1.39997" calcext:value-type="float">
            <text:p>1,39997</text:p>
          </table:table-cell>
          <table:table-cell table:style-name="ce3" office:value-type="float" office:value="40992.1" calcext:value-type="float">
            <text:p>40992,1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434657" calcext:value-type="float">
            <text:p>0,0434657</text:p>
          </table:table-cell>
          <table:table-cell table:style-name="ce3" office:value-type="float" office:value="0.002537" calcext:value-type="float">
            <text:p>0,002537</text:p>
          </table:table-cell>
          <table:table-cell table:style-name="ce3" office:value-type="float" office:value="0.366387" calcext:value-type="float">
            <text:p>0,366387</text:p>
          </table:table-cell>
          <table:table-cell table:style-name="ce3" office:value-type="float" office:value="40991.9" calcext:value-type="float">
            <text:p>40991,9</text:p>
          </table:table-cell>
          <table:table-cell table:style-name="ce3" office:value-type="float" office:value="40990.8" calcext:value-type="float">
            <text:p>40990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387553" calcext:value-type="float">
            <text:p>0,0387553</text:p>
          </table:table-cell>
          <table:table-cell table:style-name="ce3" office:value-type="float" office:value="0.001988" calcext:value-type="float">
            <text:p>0,001988</text:p>
          </table:table-cell>
          <table:table-cell table:style-name="ce3" office:value-type="float" office:value="0.319617" calcext:value-type="float">
            <text:p>0,319617</text:p>
          </table:table-cell>
          <table:table-cell table:style-name="ce3" office:value-type="float" office:value="40969.9" calcext:value-type="float">
            <text:p>40969,9</text:p>
          </table:table-cell>
          <table:table-cell table:style-name="ce3" office:value-type="float" office:value="40969.1" calcext:value-type="float">
            <text:p>40969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8]-[.R28])*100/[.R28]" office:value-type="float" office:value="0.0541861220066368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.57492" calcext:value-type="float">
            <text:p>2,57492</text:p>
          </table:table-cell>
          <table:table-cell table:style-name="ce3" office:value-type="float" office:value="2.43255" calcext:value-type="float">
            <text:p>2,43255</text:p>
          </table:table-cell>
          <table:table-cell table:style-name="ce3" office:value-type="float" office:value="2.69171" calcext:value-type="float">
            <text:p>2,69171</text:p>
          </table:table-cell>
          <table:table-cell table:style-name="ce3" office:value-type="float" office:value="46946.2" calcext:value-type="float">
            <text:p>46946,2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995179" calcext:value-type="float">
            <text:p>0,0995179</text:p>
          </table:table-cell>
          <table:table-cell table:style-name="ce3" office:value-type="float" office:value="0.013952" calcext:value-type="float">
            <text:p>0,013952</text:p>
          </table:table-cell>
          <table:table-cell table:style-name="ce3" office:value-type="float" office:value="0.195345" calcext:value-type="float">
            <text:p>0,195345</text:p>
          </table:table-cell>
          <table:table-cell table:style-name="ce3" office:value-type="float" office:value="46945.6" calcext:value-type="float">
            <text:p>46945,6</text:p>
          </table:table-cell>
          <table:table-cell table:style-name="ce3" office:value-type="float" office:value="46942.8" calcext:value-type="float">
            <text:p>46942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21931" calcext:value-type="float">
            <text:p>0,121931</text:p>
          </table:table-cell>
          <table:table-cell table:style-name="ce3" office:value-type="float" office:value="0.011979" calcext:value-type="float">
            <text:p>0,011979</text:p>
          </table:table-cell>
          <table:table-cell table:style-name="ce3" office:value-type="float" office:value="0.263712" calcext:value-type="float">
            <text:p>0,263712</text:p>
          </table:table-cell>
          <table:table-cell table:style-name="ce3" office:value-type="float" office:value="46920.4" calcext:value-type="float">
            <text:p>46920,4</text:p>
          </table:table-cell>
          <table:table-cell table:style-name="ce3" office:value-type="float" office:value="46917.1" calcext:value-type="float">
            <text:p>46917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9]-[.R29])*100/[.R29]" office:value-type="float" office:value="0.0549867435060137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485827" calcext:value-type="float">
            <text:p>0,485827</text:p>
          </table:table-cell>
          <table:table-cell table:style-name="ce3" office:value-type="float" office:value="0.457692" calcext:value-type="float">
            <text:p>0,457692</text:p>
          </table:table-cell>
          <table:table-cell table:style-name="ce3" office:value-type="float" office:value="0.508846" calcext:value-type="float">
            <text:p>0,508846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121115" calcext:value-type="float">
            <text:p>0,0121115</text:p>
          </table:table-cell>
          <table:table-cell table:style-name="ce3" office:value-type="float" office:value="0.009839" calcext:value-type="float">
            <text:p>0,009839</text:p>
          </table:table-cell>
          <table:table-cell table:style-name="ce3" office:value-type="float" office:value="0.014599" calcext:value-type="float">
            <text:p>0,014599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3" office:value-type="float" office:value="308407" calcext:value-type="float">
            <text:p>30840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100633" calcext:value-type="float">
            <text:p>0,0100633</text:p>
          </table:table-cell>
          <table:table-cell table:style-name="ce3" office:value-type="float" office:value="0.006142" calcext:value-type="float">
            <text:p>0,006142</text:p>
          </table:table-cell>
          <table:table-cell table:style-name="ce3" office:value-type="float" office:value="0.014298" calcext:value-type="float">
            <text:p>0,014298</text:p>
          </table:table-cell>
          <table:table-cell table:style-name="ce3" office:value-type="float" office:value="308272" calcext:value-type="float">
            <text:p>308272</text:p>
          </table:table-cell>
          <table:table-cell table:style-name="ce3" office:value-type="float" office:value="308266" calcext:value-type="float">
            <text:p>30826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0]-[.R30])*100/[.R30]" office:value-type="float" office:value="0.0447656614937458" calcext:value-type="float">
            <text:p>0,04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606621" calcext:value-type="float">
            <text:p>0,606621</text:p>
          </table:table-cell>
          <table:table-cell table:style-name="ce3" office:value-type="float" office:value="0.563942" calcext:value-type="float">
            <text:p>0,563942</text:p>
          </table:table-cell>
          <table:table-cell table:style-name="ce3" office:value-type="float" office:value="0.65289" calcext:value-type="float">
            <text:p>0,65289</text:p>
          </table:table-cell>
          <table:table-cell table:style-name="ce3" office:value-type="float" office:value="274698" calcext:value-type="float">
            <text:p>274698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142089" calcext:value-type="float">
            <text:p>0,0142089</text:p>
          </table:table-cell>
          <table:table-cell table:style-name="ce3" office:value-type="float" office:value="0.011406" calcext:value-type="float">
            <text:p>0,011406</text:p>
          </table:table-cell>
          <table:table-cell table:style-name="ce3" office:value-type="float" office:value="0.021371" calcext:value-type="float">
            <text:p>0,021371</text:p>
          </table:table-cell>
          <table:table-cell table:style-name="ce3" office:value-type="float" office:value="274699" calcext:value-type="float">
            <text:p>274699</text:p>
          </table:table-cell>
          <table:table-cell table:style-name="ce3" office:value-type="float" office:value="274697" calcext:value-type="float">
            <text:p>27469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132217" calcext:value-type="float">
            <text:p>0,0132217</text:p>
          </table:table-cell>
          <table:table-cell table:style-name="ce3" office:value-type="float" office:value="0.010772" calcext:value-type="float">
            <text:p>0,010772</text:p>
          </table:table-cell>
          <table:table-cell table:style-name="ce3" office:value-type="float" office:value="0.014951" calcext:value-type="float">
            <text:p>0,014951</text:p>
          </table:table-cell>
          <table:table-cell table:style-name="ce3" office:value-type="float" office:value="274566" calcext:value-type="float">
            <text:p>274566</text:p>
          </table:table-cell>
          <table:table-cell table:style-name="ce3" office:value-type="float" office:value="274564" calcext:value-type="float">
            <text:p>274564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1]-[.R31])*100/[.R31]" office:value-type="float" office:value="0.0480758724678219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48.9855" calcext:value-type="float">
            <text:p>48,9855</text:p>
          </table:table-cell>
          <table:table-cell table:style-name="ce3" office:value-type="float" office:value="40.3715" calcext:value-type="float">
            <text:p>40,3715</text:p>
          </table:table-cell>
          <table:table-cell table:style-name="ce3" office:value-type="float" office:value="74.3213" calcext:value-type="float">
            <text:p>74,3213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63" calcext:value-type="float">
            <text:p>271,763</text:p>
          </table:table-cell>
          <table:table-cell table:style-name="ce3" office:value-type="float" office:value="2.65296" calcext:value-type="float">
            <text:p>2,65296</text:p>
          </table:table-cell>
          <table:table-cell table:style-name="ce3" office:value-type="float" office:value="302.503" calcext:value-type="float">
            <text:p>302,503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3" office:value-type="float" office:value="270908" calcext:value-type="float">
            <text:p>270908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57.38" calcext:value-type="float">
            <text:p>257,38</text:p>
          </table:table-cell>
          <table:table-cell table:style-name="ce3" office:value-type="float" office:value="4.89189" calcext:value-type="float">
            <text:p>4,89189</text:p>
          </table:table-cell>
          <table:table-cell table:style-name="ce3" office:value-type="float" office:value="303.107" calcext:value-type="float">
            <text:p>303,107</text:p>
          </table:table-cell>
          <table:table-cell table:style-name="ce3" office:value-type="float" office:value="274092" calcext:value-type="float">
            <text:p>274092</text:p>
          </table:table-cell>
          <table:table-cell table:style-name="ce3" office:value-type="float" office:value="270457" calcext:value-type="float">
            <text:p>270457</text:p>
          </table:table-cell>
          <table:table-cell table:style-name="ce10" office:value-type="string" calcext:value-type="string">
            <text:p>2/10</text:p>
          </table:table-cell>
          <table:table-cell table:style-name="ce8" table:formula="of:=([.R32]-[.G32])*100/[.R32]" office:value-type="float" office:value="0.110911664696525" calcext:value-type="float">
            <text:p>0,11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88.1133" calcext:value-type="float">
            <text:p>88,1133</text:p>
          </table:table-cell>
          <table:table-cell table:style-name="ce3" office:value-type="float" office:value="77.5172" calcext:value-type="float">
            <text:p>77,5172</text:p>
          </table:table-cell>
          <table:table-cell table:style-name="ce3" office:value-type="float" office:value="105.015" calcext:value-type="float">
            <text:p>105,015</text:p>
          </table:table-cell>
          <table:table-cell table:style-name="ce3" office:value-type="float" office:value="244329" calcext:value-type="float">
            <text:p>244329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1.491" calcext:value-type="float">
            <text:p>301,491</text:p>
          </table:table-cell>
          <table:table-cell table:style-name="ce3" office:value-type="float" office:value="301.127" calcext:value-type="float">
            <text:p>301,127</text:p>
          </table:table-cell>
          <table:table-cell table:style-name="ce3" office:value-type="float" office:value="302.004" calcext:value-type="float">
            <text:p>302,004</text:p>
          </table:table-cell>
          <table:table-cell table:style-name="ce3" office:value-type="float" office:value="244330" calcext:value-type="float">
            <text:p>244330</text:p>
          </table:table-cell>
          <table:table-cell table:style-name="ce3" office:value-type="float" office:value="242527" calcext:value-type="float">
            <text:p>242527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1.448" calcext:value-type="float">
            <text:p>301,448</text:p>
          </table:table-cell>
          <table:table-cell table:style-name="ce3" office:value-type="float" office:value="301.101" calcext:value-type="float">
            <text:p>301,101</text:p>
          </table:table-cell>
          <table:table-cell table:style-name="ce3" office:value-type="float" office:value="302.121" calcext:value-type="float">
            <text:p>302,121</text:p>
          </table:table-cell>
          <table:table-cell table:style-name="ce3" office:value-type="float" office:value="244286" calcext:value-type="float">
            <text:p>244286</text:p>
          </table:table-cell>
          <table:table-cell table:style-name="ce3" office:value-type="float" office:value="242259" calcext:value-type="float">
            <text:p>242259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33]-[.R33])*100/[.R33]" office:value-type="float" office:value="0.0176023185937794" calcext:value-type="float">
            <text:p>0,02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21.119" calcext:value-type="float">
            <text:p>221,119</text:p>
          </table:table-cell>
          <table:table-cell table:style-name="ce3" office:value-type="float" office:value="15.2999" calcext:value-type="float">
            <text:p>15,2999</text:p>
          </table:table-cell>
          <table:table-cell table:style-name="ce3" office:value-type="float" office:value="302.165" calcext:value-type="float">
            <text:p>302,165</text:p>
          </table:table-cell>
          <table:table-cell table:style-name="ce3" office:value-type="float" office:value="226937" calcext:value-type="float">
            <text:p>226937</text:p>
          </table:table-cell>
          <table:table-cell table:style-name="ce3" office:value-type="float" office:value="226710" calcext:value-type="float">
            <text:p>226710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183.918" calcext:value-type="float">
            <text:p>183,918</text:p>
          </table:table-cell>
          <table:table-cell table:style-name="ce3" office:value-type="float" office:value="0.005742" calcext:value-type="float">
            <text:p>0,005742</text:p>
          </table:table-cell>
          <table:table-cell table:style-name="ce3" office:value-type="float" office:value="301.822" calcext:value-type="float">
            <text:p>301,822</text:p>
          </table:table-cell>
          <table:table-cell table:style-name="ce3" office:value-type="float" office:value="226819" calcext:value-type="float">
            <text:p>226819</text:p>
          </table:table-cell>
          <table:table-cell table:style-name="ce3" office:value-type="float" office:value="226594" calcext:value-type="float">
            <text:p>226594</text:p>
          </table:table-cell>
          <table:table-cell table:style-name="ce10" office:value-type="string" calcext:value-type="string">
            <text:p>5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62.002" calcext:value-type="float">
            <text:p>262,002</text:p>
          </table:table-cell>
          <table:table-cell table:style-name="ce3" office:value-type="float" office:value="5.36716" calcext:value-type="float">
            <text:p>5,36716</text:p>
          </table:table-cell>
          <table:table-cell table:style-name="ce3" office:value-type="float" office:value="301.376" calcext:value-type="float">
            <text:p>301,376</text:p>
          </table:table-cell>
          <table:table-cell table:style-name="ce3" office:value-type="float" office:value="194001" calcext:value-type="float">
            <text:p>194001</text:p>
          </table:table-cell>
          <table:table-cell table:style-name="ce3" office:value-type="float" office:value="193295" calcext:value-type="float">
            <text:p>193295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49.26" calcext:value-type="float">
            <text:p>249,26</text:p>
          </table:table-cell>
          <table:table-cell table:style-name="ce3" office:value-type="float" office:value="8.33164" calcext:value-type="float">
            <text:p>8,33164</text:p>
          </table:table-cell>
          <table:table-cell table:style-name="ce3" office:value-type="float" office:value="301.524" calcext:value-type="float">
            <text:p>301,524</text:p>
          </table:table-cell>
          <table:table-cell table:style-name="ce3" office:value-type="float" office:value="193883" calcext:value-type="float">
            <text:p>193883</text:p>
          </table:table-cell>
          <table:table-cell table:style-name="ce3" office:value-type="float" office:value="193245" calcext:value-type="float">
            <text:p>193245</text:p>
          </table:table-cell>
          <table:table-cell table:style-name="ce10" office:value-type="string" calcext:value-type="string">
            <text:p>2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.5235" calcext:value-type="float">
            <text:p>14,5235</text:p>
          </table:table-cell>
          <table:table-cell table:style-name="ce3" office:value-type="float" office:value="13.2651" calcext:value-type="float">
            <text:p>13,2651</text:p>
          </table:table-cell>
          <table:table-cell table:style-name="ce3" office:value-type="float" office:value="24.4484" calcext:value-type="float">
            <text:p>24,4484</text:p>
          </table:table-cell>
          <table:table-cell table:style-name="ce9" office:value-type="float" office:value="1279010" calcext:value-type="float">
            <text:p>1,28E+06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850422" calcext:value-type="float">
            <text:p>0,0850422</text:p>
          </table:table-cell>
          <table:table-cell table:style-name="ce3" office:value-type="float" office:value="0.07178" calcext:value-type="float">
            <text:p>0,07178</text:p>
          </table:table-cell>
          <table:table-cell table:style-name="ce3" office:value-type="float" office:value="0.093235" calcext:value-type="float">
            <text:p>0,093235</text:p>
          </table:table-cell>
          <table:table-cell table:number-columns-repeated="2" table:style-name="ce9" office:value-type="float" office:value="1279010" calcext:value-type="float">
            <text:p>1,28E+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748325" calcext:value-type="float">
            <text:p>0,0748325</text:p>
          </table:table-cell>
          <table:table-cell table:style-name="ce3" office:value-type="float" office:value="0.063308" calcext:value-type="float">
            <text:p>0,063308</text:p>
          </table:table-cell>
          <table:table-cell table:style-name="ce3" office:value-type="float" office:value="0.082135" calcext:value-type="float">
            <text:p>0,082135</text:p>
          </table:table-cell>
          <table:table-cell table:style-name="ce9" office:value-type="float" office:value="1278420" calcext:value-type="float">
            <text:p>1,28E+06</text:p>
          </table:table-cell>
          <table:table-cell table:style-name="ce9" office:value-type="float" office:value="1278410" calcext:value-type="float">
            <text:p>1,28E+0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6]-[.R36])*100/[.R36]" office:value-type="float" office:value="0.0461507172916569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.6583" calcext:value-type="float">
            <text:p>16,6583</text:p>
          </table:table-cell>
          <table:table-cell table:style-name="ce3" office:value-type="float" office:value="16.2995" calcext:value-type="float">
            <text:p>16,2995</text:p>
          </table:table-cell>
          <table:table-cell table:style-name="ce3" office:value-type="float" office:value="17.0141" calcext:value-type="float">
            <text:p>17,0141</text:p>
          </table:table-cell>
          <table:table-cell table:style-name="ce9" office:value-type="float" office:value="1350660" calcext:value-type="float">
            <text:p>1,35E+06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103041" calcext:value-type="float">
            <text:p>0,103041</text:p>
          </table:table-cell>
          <table:table-cell table:style-name="ce3" office:value-type="float" office:value="0.091261" calcext:value-type="float">
            <text:p>0,091261</text:p>
          </table:table-cell>
          <table:table-cell table:style-name="ce3" office:value-type="float" office:value="0.124158" calcext:value-type="float">
            <text:p>0,124158</text:p>
          </table:table-cell>
          <table:table-cell table:style-name="ce9" office:value-type="float" office:value="1350720" calcext:value-type="float">
            <text:p>1,35E+06</text:p>
          </table:table-cell>
          <table:table-cell table:style-name="ce9" office:value-type="float" office:value="1350630" calcext:value-type="float">
            <text:p>1,35E+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00292" calcext:value-type="float">
            <text:p>0,100292</text:p>
          </table:table-cell>
          <table:table-cell table:style-name="ce3" office:value-type="float" office:value="0.081006" calcext:value-type="float">
            <text:p>0,081006</text:p>
          </table:table-cell>
          <table:table-cell table:style-name="ce3" office:value-type="float" office:value="0.117352" calcext:value-type="float">
            <text:p>0,117352</text:p>
          </table:table-cell>
          <table:table-cell table:style-name="ce9" office:value-type="float" office:value="1350090" calcext:value-type="float">
            <text:p>1,35E+06</text:p>
          </table:table-cell>
          <table:table-cell table:style-name="ce9" office:value-type="float" office:value="1350020" calcext:value-type="float">
            <text:p>1,35E+0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7]-[.R37])*100/[.R37]" office:value-type="float" office:value="0.0422194075950492" calcext:value-type="float">
            <text:p>0,04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40.357" calcext:value-type="float">
            <text:p>240,357</text:p>
          </table:table-cell>
          <table:table-cell table:style-name="ce3" office:value-type="float" office:value="0.030841" calcext:value-type="float">
            <text:p>0,030841</text:p>
          </table:table-cell>
          <table:table-cell table:style-name="ce3" office:value-type="float" office:value="300.55" calcext:value-type="float">
            <text:p>300,55</text:p>
          </table:table-cell>
          <table:table-cell table:style-name="ce9" office:value-type="float" office:value="1124560" calcext:value-type="float">
            <text:p>1,12E+06</text:p>
          </table:table-cell>
          <table:table-cell table:style-name="ce9" office:value-type="float" office:value="1110740" calcext:value-type="float">
            <text:p>1,11E+06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40.441" calcext:value-type="float">
            <text:p>240,441</text:p>
          </table:table-cell>
          <table:table-cell table:style-name="ce3" office:value-type="float" office:value="0.027761" calcext:value-type="float">
            <text:p>0,027761</text:p>
          </table:table-cell>
          <table:table-cell table:style-name="ce3" office:value-type="float" office:value="300.753" calcext:value-type="float">
            <text:p>300,753</text:p>
          </table:table-cell>
          <table:table-cell table:style-name="ce9" office:value-type="float" office:value="1127720" calcext:value-type="float">
            <text:p>1,13E+06</text:p>
          </table:table-cell>
          <table:table-cell table:style-name="ce9" office:value-type="float" office:value="1110010" calcext:value-type="float">
            <text:p>1,11E+06</text:p>
          </table:table-cell>
          <table:table-cell table:style-name="ce10" office:value-type="string" calcext:value-type="string">
            <text:p>2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374" calcext:value-type="float">
            <text:p>300,374</text:p>
          </table:table-cell>
          <table:table-cell table:style-name="ce3" office:value-type="float" office:value="300.258" calcext:value-type="float">
            <text:p>300,258</text:p>
          </table:table-cell>
          <table:table-cell table:style-name="ce3" office:value-type="float" office:value="300.513" calcext:value-type="float">
            <text:p>300,513</text:p>
          </table:table-cell>
          <table:table-cell table:style-name="ce9" office:value-type="float" office:value="1231830" calcext:value-type="float">
            <text:p>1,23E+06</text:p>
          </table:table-cell>
          <table:table-cell table:style-name="ce9" office:value-type="float" office:value="1214440" calcext:value-type="float">
            <text:p>1,21E+06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57" calcext:value-type="float">
            <text:p>300,57</text:p>
          </table:table-cell>
          <table:table-cell table:style-name="ce3" office:value-type="float" office:value="300.334" calcext:value-type="float">
            <text:p>300,334</text:p>
          </table:table-cell>
          <table:table-cell table:style-name="ce3" office:value-type="float" office:value="300.851" calcext:value-type="float">
            <text:p>300,851</text:p>
          </table:table-cell>
          <table:table-cell table:style-name="ce9" office:value-type="float" office:value="1235040" calcext:value-type="float">
            <text:p>1,24E+06</text:p>
          </table:table-cell>
          <table:table-cell table:style-name="ce9" office:value-type="float" office:value="1213720" calcext:value-type="float">
            <text:p>1,21E+06</text:p>
          </table:table-cell>
          <table:table-cell table:style-name="ce3" office:value-type="string" calcext:value-type="string">
            <text:p>0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00/140</text:p>
          </table:table-cell>
          <table:table-cell table:number-columns-repeated="5"/>
          <table:table-cell table:style-name="ce3" office:value-type="string" calcext:value-type="string">
            <text:p>Total : 88/140</text:p>
          </table:table-cell>
          <table:table-cell table:number-columns-repeated="5"/>
          <table:table-cell table:style-name="ce3" office:value-type="string" calcext:value-type="string">
            <text:p>Total : 91/140</text:p>
          </table:table-cell>
          <table:table-cell table:style-name="ce8"/>
          <table:table-cell table:number-columns-repeated="1003"/>
        </table:table-row>
        <table:table-row table:style-name="ro1">
          <table:table-cell table:style-name="ce1" office:value-type="string" calcext:value-type="string">
            <text:p>Demande max : 2000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0:53:29.738305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4:20:07.001647270</dc:date>
    <meta:editing-duration>PT40M39S</meta:editing-duration>
    <meta:editing-cycles>8</meta:editing-cycles>
    <meta:generator>LibreOffice/5.1.6.2$Linux_X86_64 LibreOffice_project/10m0$Build-2</meta:generator>
    <meta:document-statistic meta:table-count="1" meta:cell-count="644" meta:object-count="0"/>
  </office:meta>
</office:document-meta>
</file>